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#include &lt;stack&gt;</text:p>
      <text:p text:style-name="Standard">#include &lt;string&gt;</text:p>
      <text:p text:style-name="Standard"/>
      <text:p text:style-name="Standard">bool isValid(std::string s) {</text:p>
      <text:p text:style-name="Standard"><text:s text:c="4"/>int n = s.size();</text:p>
      <text:p text:style-name="Standard"><text:s text:c="4"/>std::stack&lt;char&gt; st;</text:p>
      <text:p text:style-name="Standard"><text:s text:c="4"/>for (int i = 0; i &lt; n; i++) {</text:p>
      <text:p text:style-name="Standard"><text:s text:c="8"/>if (s[i] == '{' || s[i] == '[' || s[i] == '(') {</text:p>
      <text:p text:style-name="Standard"><text:s text:c="12"/>st.push(s[i]); </text:p>
      <text:p text:style-name="Standard"><text:s text:c="8"/>} else if (s[i] == '}') {</text:p>
      <text:p text:style-name="Standard"><text:s text:c="12"/>if (!st.empty() &amp;&amp; st.top() == '{') {</text:p>
      <text:p text:style-name="Standard"><text:s text:c="16"/>st.pop(); </text:p>
      <text:p text:style-name="Standard"><text:s text:c="12"/>} else {</text:p>
      <text:p text:style-name="Standard"><text:s text:c="16"/>return false; </text:p>
      <text:p text:style-name="Standard"><text:s text:c="12"/>}</text:p>
      <text:p text:style-name="Standard"><text:s text:c="8"/>} else if (s[i] == ']') {</text:p>
      <text:p text:style-name="Standard"><text:s text:c="12"/>if (!st.empty() &amp;&amp; st.top() == '[') {</text:p>
      <text:p text:style-name="Standard"><text:s text:c="16"/>st.pop();</text:p>
      <text:p text:style-name="Standard"><text:s text:c="12"/>} else {</text:p>
      <text:p text:style-name="Standard"><text:s text:c="16"/>return false;</text:p>
      <text:p text:style-name="Standard"><text:s text:c="12"/>}</text:p>
      <text:p text:style-name="Standard"><text:s text:c="8"/>} else if (s[i] == ')') {</text:p>
      <text:p text:style-name="Standard"><text:s text:c="12"/>if (!st.empty() &amp;&amp; st.top() == '(') {</text:p>
      <text:p text:style-name="Standard"><text:s text:c="16"/>st.pop();</text:p>
      <text:p text:style-name="Standard"><text:s text:c="12"/>} else {</text:p>
      <text:p text:style-name="Standard"><text:s text:c="16"/>return false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st.empty(); </text:p>
      <text:p text:style-name="Standard">}</text:p>
      <text:p text:style-name="Standard"/>
      <text:p text:style-name="Standard">int main() {</text:p>
      <text:p text:style-name="Standard"><text:s text:c="4"/>std::string input;</text:p>
      <text:p text:style-name="Standard"><text:s text:c="4"/>std::cout &lt;&lt; "Enter a string of parentheses: ";</text:p>
      <text:p text:style-name="Standard"><text:s text:c="4"/>std::cin &gt;&gt; input;</text:p>
      <text:p text:style-name="Standard"><text:s text:c="4"/>if (isValid(input)) {</text:p>
      <text:p text:style-name="Standard"><text:s text:c="8"/>std::cout &lt;&lt; "The string is valid." &lt;&lt; std::endl;</text:p>
      <text:p text:style-name="Standard"><text:s text:c="4"/>} else {</text:p>
      <text:p text:style-name="Standard"><text:s text:c="8"/>std::cout &lt;&lt; "The string is invalid." &lt;&lt; std::endl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6:51:35.425621393</meta:creation-date>
    <dc:date>2024-05-26T16:52:30.501381306</dc:date>
    <meta:editing-duration>PT56S</meta:editing-duration>
    <meta:editing-cycles>1</meta:editing-cycles>
    <meta:document-statistic meta:table-count="0" meta:image-count="0" meta:object-count="0" meta:page-count="1" meta:paragraph-count="42" meta:word-count="150" meta:character-count="1068" meta:non-whitespace-character-count="636"/>
    <meta:generator>LibreOffice/7.3.7.2$Linux_X86_64 LibreOffice_project/30$Build-2</meta:generator>
  </office:meta>
</office:document-meta>
</file>